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TablePreview3.svm" manifest:media-type=""/>
  <manifest:file-entry manifest:full-path="Pictures/TablePreview1.svm" manifest:media-type=""/>
  <manifest:file-entry manifest:full-path="Pictures/10000201000000E1000000E1C8F2DD0E86F20E68.png" manifest:media-type="image/png"/>
  <manifest:file-entry manifest:full-path="Pictures/10000201000000E1000000E1559FACBC0485C05B.png" manifest:media-type="image/png"/>
  <manifest:file-entry manifest:full-path="Pictures/TablePreview2.svm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55cm" fo:min-width="7.2cm"/>
      <style:paragraph-properties style:writing-mode="lr-tb"/>
    </style:style>
    <style:style style:name="gr3" style:family="graphic" style:parent-style-name="standard">
      <style:graphic-properties draw:stroke="none" draw:fill="none" draw:fill-color="#cccccc" fo:min-height="0.604cm"/>
      <style:paragraph-properties style:writing-mode="lr-tb"/>
    </style:style>
    <style:style style:name="gr4" style:family="graphic" style:parent-style-name="standard">
      <style:graphic-properties draw:stroke="none" draw:fill="none" fo:min-height="0.604cm"/>
      <style:paragraph-properties style:writing-mode="lr-tb"/>
    </style:style>
    <style:style style:name="gr5" style:family="graphic" style:parent-style-name="standard">
      <style:graphic-properties draw:stroke="none" draw:fill="none" fo:min-height="0.407cm"/>
      <style:paragraph-properties style:writing-mode="lr-tb"/>
    </style:style>
    <style:style style:name="gr6" style:family="graphic" style:parent-style-name="standard">
      <style:graphic-properties draw:stroke="none" draw:fill="none" draw:fill-color="#cccccc" fo:min-height="0.455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475cm" fo:min-width="2.6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fo:min-height="0.75cm"/>
      <style:paragraph-properties style:writing-mode="lr-tb"/>
    </style:style>
    <style:style style:name="gr1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fo:min-height="2.4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7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272cm"/>
      <style:paragraph-properties style:writing-mode="lr-tb"/>
    </style:style>
    <style:style style:name="gr16" style:family="graphic" style:parent-style-name="standard">
      <style:graphic-properties draw:stroke="none" draw:fill="none" fo:min-height="0.455cm"/>
      <style:paragraph-properties style:writing-mode="lr-tb"/>
    </style:style>
    <style:style style:name="gr17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co1" style:family="table-column">
      <style:table-column-properties style:column-width="13.247cm" style:use-optimal-column-width="false"/>
    </style:style>
    <style:style style:name="co2" style:family="table-column">
      <style:table-column-properties style:column-width="13.252cm" style:use-optimal-column-width="false"/>
    </style:style>
    <style:style style:name="co3" style:family="table-column">
      <style:table-column-properties style:column-width="7.587cm" style:use-optimal-column-width="false"/>
    </style:style>
    <style:style style:name="co4" style:family="table-column">
      <style:table-column-properties style:column-width="6.12cm" style:use-optimal-column-width="false"/>
    </style:style>
    <style:style style:name="co5" style:family="table-column">
      <style:table-column-properties style:column-width="4.636cm" style:use-optimal-column-width="false"/>
    </style:style>
    <style:style style:name="co6" style:family="table-column">
      <style:table-column-properties style:column-width="8.257cm" style:use-optimal-column-width="false"/>
    </style:style>
    <style:style style:name="ro1" style:family="table-row">
      <style:table-row-properties style:row-height="1.471cm"/>
    </style:style>
    <style:style style:name="ro2" style:family="table-row">
      <style:table-row-properties style:row-height="1.999cm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3" style:family="table-cell">
      <style:text-properties fo:color="#ffffff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color="#ffffff" fo:background-color="transparent"/>
    </style:style>
    <style:style style:name="ce5" style:family="table-cell">
      <style:text-properties fo:color="#ffffff" fo:font-size="18pt" style:font-size-asian="18pt" style:font-size-complex="18pt"/>
    </style:style>
    <style:style style:name="ce6" style:family="table-cell">
      <style:paragraph-properties fo:border-left="0.03pt solid #ffffff" fo:border-right="0.03pt solid #ffffff" fo:border-top="none" fo:border-bottom="0.03pt solid #ffffff"/>
    </style:style>
    <style:style style:name="ce7" style:family="table-cell">
      <style:text-properties fo:font-size="18pt" style:font-size-asian="18pt" style:font-size-complex="18pt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color="#ffffff"/>
    </style:style>
    <style:style style:name="P3" style:family="paragraph">
      <style:text-properties fo:color="#ffffff" fo:background-color="transparen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language="fr" fo:country="FR"/>
    </style:style>
    <style:style style:name="P6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7" style:family="paragraph">
      <loext:graphic-properties draw:fill="none" draw:fill-color="#cccccc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background-color="#cccccc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2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3" style:family="paragraph">
      <style:paragraph-properties fo:text-align="center"/>
      <style:text-properties fo:color="#c9211e" fo:font-size="24pt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000000"/>
      <style:paragraph-properties fo:text-align="center"/>
      <style:text-properties fo:color="#c9211e" fo:font-size="24pt" fo:font-style="italic" style:font-size-asian="24pt" style:font-style-asian="italic" style:font-size-complex="24pt" style:font-style-complex="italic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  <style:text-properties fo:color="#c9211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color="#c9211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language="fr" fo:country="FR"/>
    </style:style>
    <style:style style:name="T6" style:family="text">
      <style:text-properties fo:color="#000000" style:font-name="Liberation Sans2" fo:font-size="11pt" fo:language="fr" fo:country="FR" style:font-name-asian="Liberation Sans2" style:font-size-asian="11pt" style:font-name-complex="Liberation Sans2" style:font-size-complex="11pt"/>
    </style:style>
    <style:style style:name="T7" style:family="text">
      <style:text-properties fo:color="#c9211e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ffffff" fo:font-size="15pt" style:font-size-asian="15pt" style:font-size-complex="15pt"/>
    </style:style>
    <style:style style:name="T9" style:family="text">
      <style:text-properties fo:color="#ffffff" fo:font-size="13pt" style:font-size-asian="13pt" style:font-size-complex="13pt"/>
    </style:style>
    <style:style style:name="T10" style:family="text">
      <style:text-properties fo:color="#c9211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6.498cm" svg:height="1.47cm" svg:x="1.552cm" svg:y="5.9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Tableau</text:p>
              </table:table-cell>
              <table:table-cell table:style-name="ce2">
                <text:p text:style-name="P1"><text:s text:c="3"/>Graphiqu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599cm" svg:height="7.995cm" svg:x="1.5cm" svg:y="11.0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2"><text:span text:style-name="T1">Agent</text:span></text:p>
              </table:table-cell>
              <table:table-cell table:style-name="ce4">
                <text:p text:style-name="P3"><text:span text:style-name="T2">Nombre de ronde ce mois</text:span></text:p>
              </table:table-cell>
              <table:table-cell table:style-name="ce5">
                <text:list text:style-name="L2">
                  <text:list-header>
                    <text:p text:style-name="P2"><text:span text:style-name="T3">Nombre d’incident</text:span></text:p>
                  </text:list-header>
                </text:list>
              </table:table-cell>
              <table:table-cell>
                <text:p text:style-name="P2"><text:span text:style-name="T1">Ronde</text:span></text:p>
              </table:table-cell>
            </table:table-row>
            <table:table-row table:style-name="ro2" table:default-cell-style-name="gray2">
              <table:table-cell table:style-name="ce6">
                <text:p>Mark</text:p>
              </table:table-cell>
              <table:table-cell>
                <text:p>5</text:p>
              </table:table-cell>
              <table:table-cell table:style-name="ce7">
                <text:list text:continue-numbering="true" text:style-name="L2">
                  <text:list-header>
                    <text:p><text:span text:style-name="T4">5</text:span></text:p>
                  </text:list-header>
                </text:list>
              </table:table-cell>
              <table:table-cell>
                <text:p>Lycée</text:p>
              </table:table-cell>
            </table:table-row>
            <table:table-row table:style-name="ro2" table:default-cell-style-name="gray1">
              <table:table-cell>
                <text:p>Jacob</text:p>
              </table:table-cell>
              <table:table-cell>
                <text:p>7</text:p>
              </table:table-cell>
              <table:table-cell table:style-name="ce7">
                <text:list text:continue-numbering="true" text:style-name="L2">
                  <text:list-header>
                    <text:p><text:span text:style-name="T4">3</text:span></text:p>
                  </text:list-header>
                </text:list>
              </table:table-cell>
              <table:table-cell>
                <text:p>Lycée</text:p>
              </table:table-cell>
            </table:table-row>
            <table:table-row table:style-name="ro2" table:default-cell-style-name="gray2">
              <table:table-cell>
                <text:p>Jean</text:p>
              </table:table-cell>
              <table:table-cell>
                <text:p>3</text:p>
              </table:table-cell>
              <table:table-cell table:style-name="ce7">
                <text:list text:continue-numbering="true" text:style-name="L2">
                  <text:list-header>
                    <text:p><text:span text:style-name="T4">1</text:span></text:p>
                  </text:list-header>
                </text:list>
              </table:table-cell>
              <table:table-cell>
                <text:p>Lycé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0.809cm" svg:height="0.809cm" svg:x="10.8cm" svg:y="6.1cm">
          <draw:image xlink:href="Pictures/10000201000000E1000000E1559FACBC0485C05B.png" xlink:type="simple" xlink:show="embed" xlink:actuate="onLoad" loext:mime-type="image/png">
            <text:p/>
          </draw:image>
        </draw:frame>
        <draw:custom-shape draw:style-name="gr2" draw:text-style-name="P6" draw:layer="layout" svg:width="7.7cm" svg:height="0.8cm" svg:x="10.6cm" svg:y="7.9cm">
          <text:p text:style-name="P5"><text:span text:style-name="T5">Appliquer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3cm" svg:height="0.962cm" svg:x="1.601cm" svg:y="1.7cm">
          <draw:text-box>
            <text:p>Nombre de ronde</text:p>
          </draw:text-box>
        </draw:frame>
        <draw:frame draw:style-name="gr1" draw:text-style-name="P4" draw:layer="layout" svg:width="0.809cm" svg:height="0.674cm" svg:x="10.801cm" svg:y="1.826cm">
          <draw:image xlink:href="Pictures/10000201000000E1000000E1559FACBC0485C05B.png" xlink:type="simple" xlink:show="embed" xlink:actuate="onLoad" loext:mime-type="image/png">
            <text:p/>
          </draw:image>
        </draw:frame>
        <draw:frame draw:style-name="gr4" draw:text-style-name="P8" draw:layer="layout" svg:width="6.3cm" svg:height="0.962cm" svg:x="1.6cm" svg:y="3.238cm">
          <draw:text-box>
            <text:p>Durée des rondes</text:p>
          </draw:text-box>
        </draw:frame>
        <draw:frame draw:style-name="gr5" draw:text-style-name="P9" draw:layer="layout" svg:width="6.3cm" svg:height="0.962cm" svg:x="15.4cm" svg:y="1.738cm">
          <draw:text-box draw:corner-radius="0.2cm">
            <text:p>Nombre d’incident</text:p>
          </draw:text-box>
        </draw:frame>
        <draw:frame draw:style-name="gr6" draw:text-style-name="P7" draw:layer="layout" svg:width="9.5cm" svg:height="0.962cm" svg:x="15.4cm" svg:y="3.3cm">
          <draw:text-box>
            <text:p>Nombre de pointeaux validés</text:p>
          </draw:text-box>
        </draw:frame>
        <draw:frame draw:style-name="gr5" draw:text-style-name="P8" draw:layer="layout" svg:width="3.6cm" svg:height="0.962cm" svg:x="1.6cm" svg:y="4.7cm">
          <draw:text-box>
            <text:p>Agents</text:p>
          </draw:text-box>
        </draw:frame>
        <draw:frame draw:style-name="gr5" draw:text-style-name="P8" draw:layer="layout" svg:width="3.4cm" svg:height="0.962cm" svg:x="15.4cm" svg:y="4.738cm">
          <draw:text-box>
            <text:p>Ronde</text:p>
          </draw:text-box>
        </draw:frame>
        <draw:frame draw:style-name="gr7" draw:text-style-name="P10" draw:layer="layout" svg:width="0.724cm" svg:height="0.7cm" svg:x="10.8cm" svg:y="3.3cm">
          <draw:image xlink:href="Pictures/10000201000000E1000000E1C8F2DD0E86F20E68.png" xlink:type="simple" xlink:show="embed" xlink:actuate="onLoad" loext:mime-type="image/png">
            <text:p/>
          </draw:image>
        </draw:frame>
        <draw:frame draw:style-name="gr7" draw:text-style-name="P10" draw:layer="layout" svg:width="0.724cm" svg:height="0.675cm" svg:x="25.3cm" svg:y="3.425cm">
          <draw:image xlink:href="Pictures/10000201000000E1000000E1C8F2DD0E86F20E68.png" xlink:type="simple" xlink:show="embed" xlink:actuate="onLoad" loext:mime-type="image/png">
            <text:p/>
          </draw:image>
        </draw:frame>
        <draw:frame draw:style-name="gr1" draw:text-style-name="P4" draw:layer="layout" svg:width="0.809cm" svg:height="0.8cm" svg:x="25.2cm" svg:y="1.8cm">
          <draw:image xlink:href="Pictures/10000201000000E1000000E1559FACBC0485C05B.png" xlink:type="simple" xlink:show="embed" xlink:actuate="onLoad" loext:mime-type="image/png">
            <text:p/>
          </draw:image>
        </draw:frame>
        <draw:frame draw:style-name="gr1" draw:text-style-name="P4" draw:layer="layout" svg:width="0.809cm" svg:height="0.732cm" svg:x="10.8cm" svg:y="4.768cm">
          <draw:image xlink:href="Pictures/10000201000000E1000000E1559FACBC0485C05B.png" xlink:type="simple" xlink:show="embed" xlink:actuate="onLoad" loext:mime-type="image/png">
            <text:p/>
          </draw:image>
        </draw:frame>
        <draw:custom-shape draw:style-name="gr8" draw:text-style-name="P6" draw:layer="layout" svg:width="3.1cm" svg:height="0.725cm" svg:x="23.8cm" svg:y="4.9cm">
          <text:p text:style-name="P5"><text:span text:style-name="T5">Lycé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cm" svg:height="0.725cm" svg:x="26.9cm" svg:y="4.9cm">
          <text:p text:style-name="P11"><text:span text:style-name="T6">˄</text:span></text:p>
          <text:p text:style-name="P11"><text:span text:style-name="T6">˅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0.724cm" svg:height="0.7cm" svg:x="25.2cm" svg:y="6.2cm">
          <draw:image xlink:href="Pictures/10000201000000E1000000E1C8F2DD0E86F20E68.png" xlink:type="simple" xlink:show="embed" xlink:actuate="onLoad" loext:mime-type="image/png">
            <text:p/>
          </draw:image>
        </draw:frame>
        <draw:frame draw:style-name="gr10" draw:text-style-name="P14" draw:layer="layout" svg:width="18.1cm" svg:height="1.195cm" svg:x="6.1cm" svg:y="9.2cm">
          <draw:text-box>
            <text:p text:style-name="P13"><text:span text:style-name="T7">Tableau de ronde </text:span><text:span text:style-name="T7">du Lycée</text:span></text:p>
          </draw:text-box>
        </draw:frame>
      </draw:page>
      <draw:page draw:name="page2" draw:style-name="dp1" draw:master-page-name="Standard">
        <draw:frame draw:name="Diagramme de ronde" draw:style-name="gr11" draw:text-style-name="P10" draw:layer="layout" svg:width="15.999cm" svg:height="8.999cm" svg:x="7.501cm" svg:y="9.5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  <svg:title>Diagramme d'une ronde</svg:title>
        </draw:frame>
        <draw:frame draw:style-name="gr12" draw:text-style-name="P15" draw:layer="layout" svg:width="2.4cm" svg:height="2.726cm" svg:x="11.4cm" svg:y="12.5cm">
          <draw:text-box>
            <text:p><text:span text:style-name="T8">Nombre de ronde</text:span></text:p>
            <text:p/>
          </draw:text-box>
        </draw:frame>
        <draw:frame draw:style-name="gr13" draw:text-style-name="P15" draw:layer="layout" svg:width="2.7cm" svg:height="1.986cm" svg:x="14.9cm" svg:y="11.314cm">
          <draw:text-box>
            <text:p><text:span text:style-name="T9">Nombre d’incident</text:span></text:p>
            <text:p/>
          </draw:text-box>
        </draw:frame>
        <draw:frame draw:style-name="gr14" draw:text-style-name="P15" draw:layer="layout" svg:width="2.1cm" svg:height="1.474cm" svg:x="14cm" svg:y="16.226cm">
          <draw:text-box>
            <text:p><text:span text:style-name="T9">Agents</text:span></text:p>
            <text:p/>
          </draw:text-box>
        </draw:frame>
        <draw:frame draw:style-name="gr15" draw:text-style-name="P15" draw:layer="layout" svg:width="2.8cm" svg:height="3.522cm" svg:x="16.1cm" svg:y="13.978cm">
          <draw:text-box draw:corner-radius="3cm">
            <text:p><text:span text:style-name="T9">Nombre des pointeaux</text:span></text:p>
            <text:p><text:span text:style-name="T9">Validés</text:span></text:p>
            <text:p><text:span text:style-name="T9"/></text:p>
            <text:p/>
          </draw:text-box>
        </draw:frame>
        <draw:custom-shape draw:style-name="gr2" draw:text-style-name="P6" draw:layer="layout" svg:width="7.7cm" svg:height="0.8cm" svg:x="10.7cm" svg:y="7.9cm">
          <text:p text:style-name="P5"><text:span text:style-name="T5">Appliquer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6.498cm" svg:height="1.47cm" svg:x="1.553cm" svg:y="5.9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Tableau</text:p>
              </table:table-cell>
              <table:table-cell table:style-name="ce2">
                <text:p text:style-name="P1"><text:s text:c="3"/>Graphiqu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0.809cm" svg:height="0.809cm" svg:x="25.191cm" svg:y="6.191cm">
          <draw:image xlink:href="Pictures/10000201000000E1000000E1559FACBC0485C05B.png" xlink:type="simple" xlink:show="embed" xlink:actuate="onLoad" loext:mime-type="image/png">
            <text:p/>
          </draw:image>
        </draw:frame>
        <draw:frame draw:style-name="gr4" draw:text-style-name="P8" draw:layer="layout" svg:width="6.3cm" svg:height="0.962cm" svg:x="1.602cm" svg:y="1.702cm">
          <draw:text-box>
            <text:p>Nombre de ronde</text:p>
          </draw:text-box>
        </draw:frame>
        <draw:frame draw:style-name="gr1" draw:text-style-name="P4" draw:layer="layout" svg:width="0.809cm" svg:height="0.674cm" svg:x="10.802cm" svg:y="1.828cm">
          <draw:image xlink:href="Pictures/10000201000000E1000000E1559FACBC0485C05B.png" xlink:type="simple" xlink:show="embed" xlink:actuate="onLoad" loext:mime-type="image/png">
            <text:p/>
          </draw:image>
        </draw:frame>
        <draw:frame draw:style-name="gr4" draw:text-style-name="P8" draw:layer="layout" svg:width="6.3cm" svg:height="0.962cm" svg:x="1.601cm" svg:y="3.24cm">
          <draw:text-box>
            <text:p>Durée des rondes</text:p>
          </draw:text-box>
        </draw:frame>
        <draw:frame draw:style-name="gr5" draw:text-style-name="P8" draw:layer="layout" svg:width="6.3cm" svg:height="0.962cm" svg:x="15.401cm" svg:y="1.74cm">
          <draw:text-box draw:corner-radius="0.2cm">
            <text:p>Nombre d’incident</text:p>
          </draw:text-box>
        </draw:frame>
        <draw:frame draw:style-name="gr16" draw:text-style-name="P8" draw:layer="layout" svg:width="9.5cm" svg:height="0.962cm" svg:x="15.401cm" svg:y="3.302cm">
          <draw:text-box>
            <text:p>Nombre de pointeaux validés</text:p>
          </draw:text-box>
        </draw:frame>
        <draw:frame draw:style-name="gr5" draw:text-style-name="P8" draw:layer="layout" svg:width="3.6cm" svg:height="0.962cm" svg:x="1.601cm" svg:y="4.702cm">
          <draw:text-box>
            <text:p>Agents</text:p>
          </draw:text-box>
        </draw:frame>
        <draw:frame draw:style-name="gr5" draw:text-style-name="P8" draw:layer="layout" svg:width="3.4cm" svg:height="0.962cm" svg:x="15.401cm" svg:y="4.74cm">
          <draw:text-box>
            <text:p>Ronde</text:p>
          </draw:text-box>
        </draw:frame>
        <draw:frame draw:style-name="gr7" draw:text-style-name="P10" draw:layer="layout" svg:width="0.724cm" svg:height="0.7cm" svg:x="10.801cm" svg:y="3.302cm">
          <draw:image xlink:href="Pictures/10000201000000E1000000E1C8F2DD0E86F20E68.png" xlink:type="simple" xlink:show="embed" xlink:actuate="onLoad" loext:mime-type="image/png">
            <text:p/>
          </draw:image>
        </draw:frame>
        <draw:frame draw:style-name="gr1" draw:text-style-name="P4" draw:layer="layout" svg:width="0.809cm" svg:height="0.8cm" svg:x="25.201cm" svg:y="1.802cm">
          <draw:image xlink:href="Pictures/10000201000000E1000000E1559FACBC0485C05B.png" xlink:type="simple" xlink:show="embed" xlink:actuate="onLoad" loext:mime-type="image/png">
            <text:p/>
          </draw:image>
        </draw:frame>
        <draw:custom-shape draw:style-name="gr8" draw:text-style-name="P6" draw:layer="layout" svg:width="3.1cm" svg:height="0.725cm" svg:x="23.801cm" svg:y="4.902cm">
          <text:p text:style-name="P5"><text:span text:style-name="T5">Lycée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6cm" svg:height="0.725cm" svg:x="26.901cm" svg:y="4.902cm">
          <text:p text:style-name="P11"><text:span text:style-name="T6">˄</text:span></text:p>
          <text:p text:style-name="P11"><text:span text:style-name="T6">˅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0.724cm" svg:height="0.7cm" svg:x="10.776cm" svg:y="6.2cm">
          <draw:image xlink:href="Pictures/10000201000000E1000000E1C8F2DD0E86F20E68.png" xlink:type="simple" xlink:show="embed" xlink:actuate="onLoad" loext:mime-type="image/png">
            <text:p/>
          </draw:image>
        </draw:frame>
        <draw:frame draw:style-name="gr1" draw:text-style-name="P4" draw:layer="layout" svg:width="0.809cm" svg:height="0.8cm" svg:x="25.2cm" svg:y="3.4cm">
          <draw:image xlink:href="Pictures/10000201000000E1000000E1559FACBC0485C05B.png" xlink:type="simple" xlink:show="embed" xlink:actuate="onLoad" loext:mime-type="image/png">
            <text:p/>
          </draw:image>
        </draw:frame>
        <draw:frame draw:style-name="gr7" draw:text-style-name="P10" draw:layer="layout" svg:width="0.724cm" svg:height="0.7cm" svg:x="10.776cm" svg:y="4.8cm">
          <draw:image xlink:href="Pictures/10000201000000E1000000E1C8F2DD0E86F20E68.png" xlink:type="simple" xlink:show="embed" xlink:actuate="onLoad" loext:mime-type="image/png">
            <text:p/>
          </draw:image>
        </draw:frame>
        <draw:frame draw:style-name="gr18" draw:text-style-name="P17" draw:layer="layout" svg:width="9.7cm" svg:height="1cm" svg:x="17.6cm" svg:y="17.4cm">
          <draw:text-box>
            <text:p text:style-name="P16"><text:span text:style-name="T10">Diagramme de ronde du Lycé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7:19.670500376</meta:creation-date>
    <dc:date>2021-01-19T11:58:52.520779236</dc:date>
    <meta:editing-duration>PT5H26M15S</meta:editing-duration>
    <meta:editing-cycles>54</meta:editing-cycles>
    <meta:generator>LibreOffice/6.3.5.2$Linux_X86_64 LibreOffice_project/30$Build-2</meta:generator>
    <meta:document-statistic meta:object-count="4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2.616cm" svg:y="0.359cm" svg:width="8.638cm" svg:height="8.639cm">
          <chartooo:coordinate-region svg:x="2.616cm" svg:y="0.36cm" svg:width="8.638cm" svg:height="8.63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